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T3" style:parent-style-name="Hyperlink" style:family="text">
      <style:text-properties fo:language="en" fo:country="US"/>
    </style:style>
    <style:style style:name="P4" style:parent-style-name="ListParagraph" style:family="paragraph">
      <style:text-properties fo:language="en" fo:country="US"/>
    </style:style>
    <style:style style:name="P5" style:parent-style-name="ListParagraph" style:family="paragraph">
      <style:text-properties fo:language="en" fo:country="US"/>
    </style:style>
    <style:style style:name="P6" style:parent-style-name="ListParagraph" style:family="paragraph">
      <style:text-properties fo:language="en" fo:country="US"/>
    </style:style>
    <style:style style:name="P7" style:parent-style-name="ListParagraph" style:family="paragraph">
      <style:text-properties fo:language="en" fo:country="US"/>
    </style:style>
    <style:style style:name="P8" style:parent-style-name="ListParagraph" style:family="paragraph">
      <style:text-properties fo:language="en" fo:country="US"/>
    </style:style>
    <style:style style:name="P9" style:parent-style-name="ListParagraph" style:family="paragraph">
      <style:text-properties fo:language="en" fo:country="US"/>
    </style:style>
    <style:style style:name="P10" style:parent-style-name="ListParagraph" style:family="paragraph">
      <style:text-properties fo:language="en" fo:country="US"/>
    </style:style>
    <style:style style:name="P11" style:parent-style-name="ListParagraph" style:family="paragraph">
      <style:text-properties fo:language="en" fo:country="US"/>
    </style:style>
    <style:style style:name="P12" style:parent-style-name="ListParagraph" style:family="paragraph">
      <style:text-properties fo:language="en" fo:country="US"/>
    </style:style>
    <style:style style:name="P13" style:parent-style-name="ListParagraph" style:list-style-name="LFO1" style:family="paragraph"/>
    <style:style style:name="P14" style:parent-style-name="ListParagraph" style:list-style-name="LFO1" style:family="paragraph"/>
  </office:automatic-styles>
  <office:body>
    <office:text text:use-soft-page-breaks="true">
      <text:p text:style-name="P1">Laboratorium 1 – App Engine</text:p>
      <text:p text:style-name="Normal">Paweł Benkowski s16569</text:p>
      <text:p text:style-name="Normal">Pierwsze 5 podpunktów zrobione tak samo jak na zajęciach</text:p>
      <text:p text:style-name="Normal">Projekt:<text:s/><text:a xlink:href="https://console.cloud.google.com/home/dashboard?cloudshell=false&amp;project=laboratorium-1-s16569&amp;supportedpurview=project" office:target-frame-name="_top" xlink:show="replace"><text:span text:style-name="Hyperlink">https://console.cloud.google.com/home/dashboard?cloudshell=false&amp;project=laboratorium-1-s16569&amp;supportedpurview=project</text:span></text:a></text:p>
      <text:p text:style-name="Normal">Baza:</text:p>
      <text:p text:style-name="Normal"><text:a xlink:href="https://console.firebase.google.com/u/0/project/laboratorium-1-s16569/overview" office:target-frame-name="_top" xlink:show="replace"><text:span text:style-name="Hyperlink">https://console.firebase.google.com/u/0/project/laboratorium-1-s16569/overview</text:span></text:a></text:p>
      <text:list text:style-name="LFO1" text:continue-numbering="true">
        <text:list-item>
          <text:p text:style-name="P2">Endpoint do dodawania danych – 7 atrybutów</text:p>
        </text:list-item>
      </text:list>
      <text:p text:style-name="ListParagraph"><text:a xlink:href="https://laboratorium-1-s16569.ew.r.appspot.com/job" office:target-frame-name="_top" xlink:show="replace"><text:span text:style-name="T3">https://laboratorium-1-s16569.ew.r.appspot.com/job</text:span></text:a></text:p>
      <text:p text:style-name="P4">Przykładowy request body:</text:p>
      <text:p text:style-name="P5">{</text:p>
      <text:p text:style-name="P6"><text:tab/>"Title": "Business Intern 2025",</text:p>
      <text:p text:style-name="P7"><text:tab/>"Company": "Google",</text:p>
      <text:p text:style-name="P8"><text:tab/>"Category": "Sales &amp; Account Management",</text:p>
      <text:p text:style-name="P9"><text:tab/>"Location": "Mountain View, CA, United States",</text:p>
      <text:p text:style-name="P10"><text:tab/>"Responsibilities": "Shape, shepherd, ship …”,</text:p>
      <text:p text:style-name="P11"><text:tab/>"Minimum Qualification": "BA/BS degree or equivalent practical experience ...",</text:p>
      <text:p text:style-name="P12"><text:tab/>"Preferred Qualification": "Experience in the business technology market as … “</text:p>
      <text:p text:style-name="ListParagraph">}</text:p>
      <text:list text:style-name="LFO1" text:continue-numbering="true">
        <text:list-item>
          <text:p text:style-name="P13">Endpoint do<text:s/>pobierania listy danych</text:p>
        </text:list-item>
      </text:list>
      <text:p text:style-name="ListParagraph"><text:a xlink:href="https://laboratorium-1-s16569.ew.r.appspot.com/jobs" office:target-frame-name="_top" xlink:show="replace"><text:span text:style-name="Hyperlink">https://laboratorium-1-s16569.ew.r.appspot.com/jobs</text:span></text:a></text:p>
      <text:list text:style-name="LFO1" text:continue-numbering="true">
        <text:list-item>
          <text:p text:style-name="P14">Lista danych w formie tabeli</text:p>
        </text:list-item>
      </text:list>
      <text:p text:style-name="ListParagraph"><text:a xlink:href="https://laboratorium-1-s16569.ew.r.appspot.com/" office:target-frame-name="_top" xlink:show="replace"><text:span text:style-name="Hyperlink">https://laboratorium-1-s16569.</text:span><text:bookmark-start text:name="_Hlt39657079"/><text:bookmark-start text:name="_Hlt39657080"/><text:span text:style-name="Hyperlink">e</text:span><text:bookmark-end text:name="_Hlt39657079"/><text:bookmark-end text:name="_Hlt39657080"/><text:span text:style-name="Hyperlink">w.r.appspot.com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Yu Gothic Light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Yu Mincho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Benkowski</meta:initial-creator>
    <dc:creator>Pawel Benkowski</dc:creator>
    <meta:creation-date>2020-05-05T16:52:00Z</meta:creation-date>
    <dc:date>2020-05-06T09:32:00Z</dc:date>
    <meta:template xlink:href="Normal.dotm" xlink:type="simple"/>
    <meta:editing-cycles>3</meta:editing-cycles>
    <meta:editing-duration>PT1200S</meta:editing-duration>
    <meta:document-statistic meta:page-count="1" meta:paragraph-count="2" meta:word-count="200" meta:character-count="1399" meta:row-count="10" meta:non-whitespace-character-count="1201"/>
  </office:meta>
</office:document-meta>
</file>